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ff66"/>
      <style:text-properties fo:color="#000000"/>
    </style:style>
    <style:style style:name="ce11" style:family="table-cell" style:parent-style-name="Default">
      <style:table-cell-properties fo:background-color="#99ff99"/>
    </style:style>
    <style:style style:name="ce12" style:family="table-cell" style:parent-style-name="Default">
      <style:table-cell-properties fo:background-color="#99ff66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3" table:number-columns-repeated="1019" table:default-cell-style-name="Default"/>
        <table:table-row table:style-name="ro1">
          <table:table-cell table:number-columns-repeated="4"/>
          <table:table-cell table:style-name="Default"/>
          <table:table-cell/>
          <table:table-cell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LT</text:p>
          </table:table-cell>
          <table:table-cell office:value-type="string" calcext:value-type="string">
            <text:p>JGT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0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number-columns-repeated="19"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ADC B</text:p>
          </table:table-cell>
          <table:table-cell/>
          <table:table-cell table:style-name="ce3" office:value-type="string" calcext:value-type="string">
            <text:p>88</text:p>
          </table:table-cell>
          <table:table-cell table:formula="of:=DEC2HEX([.F8];8)" office:value-type="string" office:string-value="000000D9" calcext:value-type="string">
            <text:p>000000D9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10];8)" office:value-type="string" office:string-value="00000000" calcext:value-type="string">
            <text:p>000000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1];8)" office:value-type="string" office:string-value="00000000" calcext:value-type="string">
            <text:p>0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2];8)" office:value-type="string" office:string-value="00000000" calcext:value-type="string">
            <text:p>000000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13];8)" office:value-type="string" office:string-value="00000480" calcext:value-type="string">
            <text:p>0000048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1152" calcext:value-type="float">
            <text:p>1152</text:p>
          </table:table-cell>
          <table:table-cell table:number-columns-repeated="21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80000000" calcext:value-type="string">
            <text:p>800000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5];8)" office:value-type="string" office:string-value="00000300" calcext:value-type="string">
            <text:p>000003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768" calcext:value-type="float">
            <text:p>768</text:p>
          </table:table-cell>
          <table:table-cell table:style-name="ce8"/>
          <table:table-cell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80000000" calcext:value-type="string">
            <text:p>80000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7];8)" office:value-type="string" office:string-value="00008100" calcext:value-type="string">
            <text:p>000081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33024" calcext:value-type="float">
            <text:p>33024</text:p>
          </table:table-cell>
          <table:table-cell table:style-name="ce2"/>
          <table:table-cell table:number-columns-repeated="15"/>
          <table:table-cell table:style-name="ce7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80000000" calcext:value-type="string">
            <text:p>80000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9];8)" office:value-type="string" office:string-value="00004100" calcext:value-type="string">
            <text:p>000041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16640" calcext:value-type="float">
            <text:p>16640</text:p>
          </table:table-cell>
          <table:table-cell table:style-name="ce2"/>
          <table:table-cell table:number-columns-repeated="16"/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80000000" calcext:value-type="string">
            <text:p>800000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M(HL)=A</text:p>
          </table:table-cell>
          <table:table-cell table:style-name="ce3" office:value-type="string" calcext:value-type="string">
            <text:p>10</text:p>
          </table:table-cell>
          <table:table-cell table:formula="of:=DEC2HEX([.F21];8)" office:value-type="string" office:string-value="00010100" calcext:value-type="string">
            <text:p>000101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65792" calcext:value-type="float">
            <text:p>65792</text:p>
          </table:table-cell>
          <table:table-cell table:style-name="ce8"/>
          <table:table-cell table:number-columns-repeated="14"/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80000000" calcext:value-type="string">
            <text:p>8000000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23];8)" office:value-type="string" office:string-value="00040080" calcext:value-type="string">
            <text:p>0004008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262272" calcext:value-type="float">
            <text:p>262272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1000" calcext:value-type="string">
            <text:p>00001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4096" calcext:value-type="float">
            <text:p>4096</text:p>
          </table:table-cell>
          <table:table-cell table:style-name="ce8"/>
          <table:table-cell table:number-columns-repeated="18"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 cycles</text:p>
          </table:table-cell>
          <table:table-cell/>
          <table:table-cell office:value-type="string" calcext:value-type="string">
            <text:p>RST</text:p>
          </table:table-cell>
          <table:table-cell/>
          <table:table-cell table:formula="of:=DEC2HEX([.F25];8)" office:value-type="string" office:string-value="80000000" calcext:value-type="string">
            <text:p>800000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26];8)" office:value-type="string" office:string-value="00040200" calcext:value-type="string">
            <text:p>000402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262656" calcext:value-type="float">
            <text:p>262656</text:p>
          </table:table-cell>
          <table:table-cell table:style-name="ce8"/>
          <table:table-cell table:number-columns-repeated="12"/>
          <table:table-cell table:style-name="ce9" office:value-type="float" office:value="1" calcext:value-type="float">
            <text:p>1</text:p>
          </table:table-cell>
          <table:table-cell table:number-columns-repeated="7"/>
          <table:table-cell table:style-name="ce8"/>
          <table:table-cell table:style-name="ce9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7];8)" office:value-type="string" office:string-value="00001000" calcext:value-type="string">
            <text:p>0000100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4096" calcext:value-type="float">
            <text:p>4096</text:p>
          </table:table-cell>
          <table:table-cell table:style-name="ce8"/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80000000" calcext:value-type="string">
            <text:p>8000000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29];8)" office:value-type="string" office:string-value="000000D8" calcext:value-type="string">
            <text:p>000000D8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80000000" calcext:value-type="string">
            <text:p>80000000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147483648" calcext:value-type="float">
            <text:p>214748364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31];8)" office:value-type="string" office:string-value="000000D9" calcext:value-type="string">
            <text:p>000000D9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217" calcext:value-type="float">
            <text:p>217</text:p>
          </table:table-cell>
          <table:table-cell table:style-name="ce1"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2];8)" office:value-type="string" office:string-value="80000000" calcext:value-type="string">
            <text:p>80000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33];8)" office:value-type="string" office:string-value="00044000" calcext:value-type="string">
            <text:p>00044000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78528" calcext:value-type="float">
            <text:p>278528</text:p>
          </table:table-cell>
          <table:table-cell table:number-columns-repeated="8"/>
          <table:table-cell table:style-name="ce8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8"/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34];8)" office:value-type="string" office:string-value="00200100" calcext:value-type="string">
            <text:p>002001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2097408" calcext:value-type="float">
            <text:p>2097408</text:p>
          </table:table-cell>
          <table:table-cell table:number-columns-repeated="8"/>
          <table:table-cell table:style-name="ce8"/>
          <table:table-cell/>
          <table:table-cell table:style-name="ce7" office:value-type="float" office:value="1" calcext:value-type="float">
            <text:p>1</text:p>
          </table:table-cell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35];8)" office:value-type="string" office:string-value="00001000" calcext:value-type="string">
            <text:p>00001000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4096" calcext:value-type="float">
            <text:p>4096</text:p>
          </table:table-cell>
          <table:table-cell table:number-columns-repeated="8"/>
          <table:table-cell table:style-name="ce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6];8)" office:value-type="string" office:string-value="80000000" calcext:value-type="string">
            <text:p>80000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147483648" calcext:value-type="float">
            <text:p>214748364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37];8)" office:value-type="string" office:string-value="00044000" calcext:value-type="string">
            <text:p>0004400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278528" calcext:value-type="float">
            <text:p>278528</text:p>
          </table:table-cell>
          <table:table-cell table:number-columns-repeated="8"/>
          <table:table-cell table:style-name="ce8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8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38];8)" office:value-type="string" office:string-value="00100080" calcext:value-type="string">
            <text:p>0010008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1048704" calcext:value-type="float">
            <text:p>1048704</text:p>
          </table:table-cell>
          <table:table-cell table:style-name="ce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9];8)" office:value-type="string" office:string-value="00001000" calcext:value-type="string">
            <text:p>00001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4096" calcext:value-type="float">
            <text:p>4096</text:p>
          </table:table-cell>
          <table:table-cell table:style-name="ce8"/>
          <table:table-cell table:number-columns-repeated="18"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80000000" calcext:value-type="string">
            <text:p>8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41];8)" office:value-type="string" office:string-value="40000000" calcext:value-type="string">
            <text:p>400000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1073741824" calcext:value-type="float">
            <text:p>1073741824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42];8)" office:value-type="string" office:string-value="00000800" calcext:value-type="string">
            <text:p>0000080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2048" calcext:value-type="float">
            <text:p>2048</text:p>
          </table:table-cell>
          <table:table-cell table:number-columns-repeated="20"/>
          <table:table-cell table:style-name="ce7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80000000" calcext:value-type="string">
            <text:p>80000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44];8)" office:value-type="string" office:string-value="00044000" calcext:value-type="string">
            <text:p>00044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278528" calcext:value-type="float">
            <text:p>278528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5];8)" office:value-type="string" office:string-value="00001000" calcext:value-type="string">
            <text:p>00001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4096" calcext:value-type="float">
            <text:p>4096</text:p>
          </table:table-cell>
          <table:table-cell table:number-columns-repeated="19"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6];8)" office:value-type="string" office:string-value="00048000" calcext:value-type="string">
            <text:p>000480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294912" calcext:value-type="float">
            <text:p>294912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47];8)" office:value-type="string" office:string-value="00080000" calcext:value-type="string">
            <text:p>0008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524288" calcext:value-type="float">
            <text:p>524288</text:p>
          </table:table-cell>
          <table:table-cell table:style-name="ce8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8];8)" office:value-type="string" office:string-value="80000000" calcext:value-type="string">
            <text:p>80000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?RST</text:p>
          </table:table-cell>
          <table:table-cell table:style-name="ce2"/>
          <table:table-cell table:formula="of:=DEC2HEX([.F49];8)" office:value-type="string" office:string-value="20000000" calcext:value-type="string">
            <text:p>20000000</text:p>
          </table:table-cell>
          <table:table-cell table:formula="of:=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" office:value-type="float" office:value="536870912" calcext:value-type="float">
            <text:p>536870912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50];8)" office:value-type="string" office:string-value="00044000" calcext:value-type="string">
            <text:p>00044000</text:p>
          </table:table-cell>
          <table:table-cell table:formula="of:=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" office:value-type="float" office:value="278528" calcext:value-type="float">
            <text:p>278528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1];8)" office:value-type="string" office:string-value="00001000" calcext:value-type="string">
            <text:p>00001000</text:p>
          </table:table-cell>
          <table:table-cell table:formula="of:=[.G51]*[.$G$1]+[.H51]*[.$H$1]+[.I51]*[.$I$1]+[.J51]*[.$J$1]+[.K51]*[.$K$1]+[.L51]*[.$L$1]+[.M51]*[.$M$1]+[.N51]*[.$N$1]+[.O51]*[.$O$1]+[.P51]*[.$P$1]+[.Q51]*[.$Q$1]+[.R51]*[.$R$1]+[.S51]*[.$S$1]+[.T51]*[.$T$1]+[.U51]*[.$U$1]+[.V51]*[.$V$1]+[.W51]*[.$W$1]+[.X51]*[.$X$1]+[.Y51]*[.$Y$1]+[.Z51]*[.$Z$1]+[.AA51]*[.$AA$1]+[.AB51]*[.$AB$1]+[.AC51]*[.$AC$1]+[.AD51]*[.$AD$1]+[.AE51]*[.$AE$1]+[.AF51]*[.$AF$1]+[.AG51]*[.$AG$1]+[.AH51]*[.$AH$1]+[.AI51]*[.$AI$1]+[.AJ51]*[.$AJ$1]+[.AK51]*[.$AK$1]+[.AL51]*[.$AL$1]" office:value-type="float" office:value="4096" calcext:value-type="float">
            <text:p>4096</text:p>
          </table:table-cell>
          <table:table-cell table:number-columns-repeated="19"/>
          <table:table-cell table:style-name="ce7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2];8)" office:value-type="string" office:string-value="00048000" calcext:value-type="string">
            <text:p>00048000</text:p>
          </table:table-cell>
          <table:table-cell table:formula="of:=[.G52]*[.$G$1]+[.H52]*[.$H$1]+[.I52]*[.$I$1]+[.J52]*[.$J$1]+[.K52]*[.$K$1]+[.L52]*[.$L$1]+[.M52]*[.$M$1]+[.N52]*[.$N$1]+[.O52]*[.$O$1]+[.P52]*[.$P$1]+[.Q52]*[.$Q$1]+[.R52]*[.$R$1]+[.S52]*[.$S$1]+[.T52]*[.$T$1]+[.U52]*[.$U$1]+[.V52]*[.$V$1]+[.W52]*[.$W$1]+[.X52]*[.$X$1]+[.Y52]*[.$Y$1]+[.Z52]*[.$Z$1]+[.AA52]*[.$AA$1]+[.AB52]*[.$AB$1]+[.AC52]*[.$AC$1]+[.AD52]*[.$AD$1]+[.AE52]*[.$AE$1]+[.AF52]*[.$AF$1]+[.AG52]*[.$AG$1]+[.AH52]*[.$AH$1]+[.AI52]*[.$AI$1]+[.AJ52]*[.$AJ$1]+[.AK52]*[.$AK$1]+[.AL52]*[.$AL$1]" office:value-type="float" office:value="294912" calcext:value-type="float">
            <text:p>294912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53];8)" office:value-type="string" office:string-value="00080000" calcext:value-type="string">
            <text:p>00080000</text:p>
          </table:table-cell>
          <table:table-cell table:formula="of:=[.G53]*[.$G$1]+[.H53]*[.$H$1]+[.I53]*[.$I$1]+[.J53]*[.$J$1]+[.K53]*[.$K$1]+[.L53]*[.$L$1]+[.M53]*[.$M$1]+[.N53]*[.$N$1]+[.O53]*[.$O$1]+[.P53]*[.$P$1]+[.Q53]*[.$Q$1]+[.R53]*[.$R$1]+[.S53]*[.$S$1]+[.T53]*[.$T$1]+[.U53]*[.$U$1]+[.V53]*[.$V$1]+[.W53]*[.$W$1]+[.X53]*[.$X$1]+[.Y53]*[.$Y$1]+[.Z53]*[.$Z$1]+[.AA53]*[.$AA$1]+[.AB53]*[.$AB$1]+[.AC53]*[.$AC$1]+[.AD53]*[.$AD$1]+[.AE53]*[.$AE$1]+[.AF53]*[.$AF$1]+[.AG53]*[.$AG$1]+[.AH53]*[.$AH$1]+[.AI53]*[.$AI$1]+[.AJ53]*[.$AJ$1]+[.AK53]*[.$AK$1]+[.AL53]*[.$AL$1]" office:value-type="float" office:value="524288" calcext:value-type="float">
            <text:p>524288</text:p>
          </table:table-cell>
          <table:table-cell table:style-name="ce8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54];8)" office:value-type="string" office:string-value="80000000" calcext:value-type="string">
            <text:p>80000000</text:p>
          </table:table-cell>
          <table:table-cell table:formula="of:=[.G54]*[.$G$1]+[.H54]*[.$H$1]+[.I54]*[.$I$1]+[.J54]*[.$J$1]+[.K54]*[.$K$1]+[.L54]*[.$L$1]+[.M54]*[.$M$1]+[.N54]*[.$N$1]+[.O54]*[.$O$1]+[.P54]*[.$P$1]+[.Q54]*[.$Q$1]+[.R54]*[.$R$1]+[.S54]*[.$S$1]+[.T54]*[.$T$1]+[.U54]*[.$U$1]+[.V54]*[.$V$1]+[.W54]*[.$W$1]+[.X54]*[.$X$1]+[.Y54]*[.$Y$1]+[.Z54]*[.$Z$1]+[.AA54]*[.$AA$1]+[.AB54]*[.$AB$1]+[.AC54]*[.$AC$1]+[.AD54]*[.$AD$1]+[.AE54]*[.$AE$1]+[.AF54]*[.$AF$1]+[.AG54]*[.$AG$1]+[.AH54]*[.$AH$1]+[.AI54]*[.$AI$1]+[.AJ54]*[.$AJ$1]+[.AK54]*[.$AK$1]+[.AL54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?RST</text:p>
          </table:table-cell>
          <table:table-cell table:style-name="ce2"/>
          <table:table-cell table:formula="of:=DEC2HEX([.F55];8)" office:value-type="string" office:string-value="10000000" calcext:value-type="string">
            <text:p>10000000</text:p>
          </table:table-cell>
          <table:table-cell table:formula="of:=[.G55]*[.$G$1]+[.H55]*[.$H$1]+[.I55]*[.$I$1]+[.J55]*[.$J$1]+[.K55]*[.$K$1]+[.L55]*[.$L$1]+[.M55]*[.$M$1]+[.N55]*[.$N$1]+[.O55]*[.$O$1]+[.P55]*[.$P$1]+[.Q55]*[.$Q$1]+[.R55]*[.$R$1]+[.S55]*[.$S$1]+[.T55]*[.$T$1]+[.U55]*[.$U$1]+[.V55]*[.$V$1]+[.W55]*[.$W$1]+[.X55]*[.$X$1]+[.Y55]*[.$Y$1]+[.Z55]*[.$Z$1]+[.AA55]*[.$AA$1]+[.AB55]*[.$AB$1]+[.AC55]*[.$AC$1]+[.AD55]*[.$AD$1]+[.AE55]*[.$AE$1]+[.AF55]*[.$AF$1]+[.AG55]*[.$AG$1]+[.AH55]*[.$AH$1]+[.AI55]*[.$AI$1]+[.AJ55]*[.$AJ$1]+[.AK55]*[.$AK$1]+[.AL55]*[.$AL$1]" office:value-type="float" office:value="268435456" calcext:value-type="float">
            <text:p>268435456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28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56];8)" office:value-type="string" office:string-value="00044000" calcext:value-type="string">
            <text:p>00044000</text:p>
          </table:table-cell>
          <table:table-cell table:formula="of:=[.G56]*[.$G$1]+[.H56]*[.$H$1]+[.I56]*[.$I$1]+[.J56]*[.$J$1]+[.K56]*[.$K$1]+[.L56]*[.$L$1]+[.M56]*[.$M$1]+[.N56]*[.$N$1]+[.O56]*[.$O$1]+[.P56]*[.$P$1]+[.Q56]*[.$Q$1]+[.R56]*[.$R$1]+[.S56]*[.$S$1]+[.T56]*[.$T$1]+[.U56]*[.$U$1]+[.V56]*[.$V$1]+[.W56]*[.$W$1]+[.X56]*[.$X$1]+[.Y56]*[.$Y$1]+[.Z56]*[.$Z$1]+[.AA56]*[.$AA$1]+[.AB56]*[.$AB$1]+[.AC56]*[.$AC$1]+[.AD56]*[.$AD$1]+[.AE56]*[.$AE$1]+[.AF56]*[.$AF$1]+[.AG56]*[.$AG$1]+[.AH56]*[.$AH$1]+[.AI56]*[.$AI$1]+[.AJ56]*[.$AJ$1]+[.AK56]*[.$AK$1]+[.AL56]*[.$AL$1]" office:value-type="float" office:value="278528" calcext:value-type="float">
            <text:p>278528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7];8)" office:value-type="string" office:string-value="00001000" calcext:value-type="string">
            <text:p>00001000</text:p>
          </table:table-cell>
          <table:table-cell table:formula="of:=[.G57]*[.$G$1]+[.H57]*[.$H$1]+[.I57]*[.$I$1]+[.J57]*[.$J$1]+[.K57]*[.$K$1]+[.L57]*[.$L$1]+[.M57]*[.$M$1]+[.N57]*[.$N$1]+[.O57]*[.$O$1]+[.P57]*[.$P$1]+[.Q57]*[.$Q$1]+[.R57]*[.$R$1]+[.S57]*[.$S$1]+[.T57]*[.$T$1]+[.U57]*[.$U$1]+[.V57]*[.$V$1]+[.W57]*[.$W$1]+[.X57]*[.$X$1]+[.Y57]*[.$Y$1]+[.Z57]*[.$Z$1]+[.AA57]*[.$AA$1]+[.AB57]*[.$AB$1]+[.AC57]*[.$AC$1]+[.AD57]*[.$AD$1]+[.AE57]*[.$AE$1]+[.AF57]*[.$AF$1]+[.AG57]*[.$AG$1]+[.AH57]*[.$AH$1]+[.AI57]*[.$AI$1]+[.AJ57]*[.$AJ$1]+[.AK57]*[.$AK$1]+[.AL57]*[.$AL$1]" office:value-type="float" office:value="4096" calcext:value-type="float">
            <text:p>4096</text:p>
          </table:table-cell>
          <table:table-cell table:number-columns-repeated="19"/>
          <table:table-cell table:style-name="ce7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8];8)" office:value-type="string" office:string-value="00048000" calcext:value-type="string">
            <text:p>00048000</text:p>
          </table:table-cell>
          <table:table-cell table:formula="of:=[.G58]*[.$G$1]+[.H58]*[.$H$1]+[.I58]*[.$I$1]+[.J58]*[.$J$1]+[.K58]*[.$K$1]+[.L58]*[.$L$1]+[.M58]*[.$M$1]+[.N58]*[.$N$1]+[.O58]*[.$O$1]+[.P58]*[.$P$1]+[.Q58]*[.$Q$1]+[.R58]*[.$R$1]+[.S58]*[.$S$1]+[.T58]*[.$T$1]+[.U58]*[.$U$1]+[.V58]*[.$V$1]+[.W58]*[.$W$1]+[.X58]*[.$X$1]+[.Y58]*[.$Y$1]+[.Z58]*[.$Z$1]+[.AA58]*[.$AA$1]+[.AB58]*[.$AB$1]+[.AC58]*[.$AC$1]+[.AD58]*[.$AD$1]+[.AE58]*[.$AE$1]+[.AF58]*[.$AF$1]+[.AG58]*[.$AG$1]+[.AH58]*[.$AH$1]+[.AI58]*[.$AI$1]+[.AJ58]*[.$AJ$1]+[.AK58]*[.$AK$1]+[.AL58]*[.$AL$1]" office:value-type="float" office:value="294912" calcext:value-type="float">
            <text:p>294912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59];8)" office:value-type="string" office:string-value="00080000" calcext:value-type="string">
            <text:p>00080000</text:p>
          </table:table-cell>
          <table:table-cell table:formula="of:=[.G59]*[.$G$1]+[.H59]*[.$H$1]+[.I59]*[.$I$1]+[.J59]*[.$J$1]+[.K59]*[.$K$1]+[.L59]*[.$L$1]+[.M59]*[.$M$1]+[.N59]*[.$N$1]+[.O59]*[.$O$1]+[.P59]*[.$P$1]+[.Q59]*[.$Q$1]+[.R59]*[.$R$1]+[.S59]*[.$S$1]+[.T59]*[.$T$1]+[.U59]*[.$U$1]+[.V59]*[.$V$1]+[.W59]*[.$W$1]+[.X59]*[.$X$1]+[.Y59]*[.$Y$1]+[.Z59]*[.$Z$1]+[.AA59]*[.$AA$1]+[.AB59]*[.$AB$1]+[.AC59]*[.$AC$1]+[.AD59]*[.$AD$1]+[.AE59]*[.$AE$1]+[.AF59]*[.$AF$1]+[.AG59]*[.$AG$1]+[.AH59]*[.$AH$1]+[.AI59]*[.$AI$1]+[.AJ59]*[.$AJ$1]+[.AK59]*[.$AK$1]+[.AL59]*[.$AL$1]" office:value-type="float" office:value="524288" calcext:value-type="float">
            <text:p>524288</text:p>
          </table:table-cell>
          <table:table-cell table:style-name="ce8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60];8)" office:value-type="string" office:string-value="80000000" calcext:value-type="string">
            <text:p>80000000</text:p>
          </table:table-cell>
          <table:table-cell table:formula="of:=[.G60]*[.$G$1]+[.H60]*[.$H$1]+[.I60]*[.$I$1]+[.J60]*[.$J$1]+[.K60]*[.$K$1]+[.L60]*[.$L$1]+[.M60]*[.$M$1]+[.N60]*[.$N$1]+[.O60]*[.$O$1]+[.P60]*[.$P$1]+[.Q60]*[.$Q$1]+[.R60]*[.$R$1]+[.S60]*[.$S$1]+[.T60]*[.$T$1]+[.U60]*[.$U$1]+[.V60]*[.$V$1]+[.W60]*[.$W$1]+[.X60]*[.$X$1]+[.Y60]*[.$Y$1]+[.Z60]*[.$Z$1]+[.AA60]*[.$AA$1]+[.AB60]*[.$AB$1]+[.AC60]*[.$AC$1]+[.AD60]*[.$AD$1]+[.AE60]*[.$AE$1]+[.AF60]*[.$AF$1]+[.AG60]*[.$AG$1]+[.AH60]*[.$AH$1]+[.AI60]*[.$AI$1]+[.AJ60]*[.$AJ$1]+[.AK60]*[.$AK$1]+[.AL60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?RST</text:p>
          </table:table-cell>
          <table:table-cell table:style-name="ce2"/>
          <table:table-cell table:formula="of:=DEC2HEX([.F61];8)" office:value-type="string" office:string-value="08000000" calcext:value-type="string">
            <text:p>08000000</text:p>
          </table:table-cell>
          <table:table-cell table:formula="of:=[.G61]*[.$G$1]+[.H61]*[.$H$1]+[.I61]*[.$I$1]+[.J61]*[.$J$1]+[.K61]*[.$K$1]+[.L61]*[.$L$1]+[.M61]*[.$M$1]+[.N61]*[.$N$1]+[.O61]*[.$O$1]+[.P61]*[.$P$1]+[.Q61]*[.$Q$1]+[.R61]*[.$R$1]+[.S61]*[.$S$1]+[.T61]*[.$T$1]+[.U61]*[.$U$1]+[.V61]*[.$V$1]+[.W61]*[.$W$1]+[.X61]*[.$X$1]+[.Y61]*[.$Y$1]+[.Z61]*[.$Z$1]+[.AA61]*[.$AA$1]+[.AB61]*[.$AB$1]+[.AC61]*[.$AC$1]+[.AD61]*[.$AD$1]+[.AE61]*[.$AE$1]+[.AF61]*[.$AF$1]+[.AG61]*[.$AG$1]+[.AH61]*[.$AH$1]+[.AI61]*[.$AI$1]+[.AJ61]*[.$AJ$1]+[.AK61]*[.$AK$1]+[.AL61]*[.$AL$1]" office:value-type="float" office:value="134217728" calcext:value-type="float">
            <text:p>134217728</text:p>
          </table:table-cell>
          <table:table-cell table:number-columns-repeated="3"/>
          <table:table-cell table:style-name="ce13"/>
          <table:table-cell table:style-name="ce7" office:value-type="float" office:value="1" calcext:value-type="float">
            <text:p>1</text:p>
          </table:table-cell>
          <table:table-cell table:number-columns-repeated="27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62];8)" office:value-type="string" office:string-value="00044000" calcext:value-type="string">
            <text:p>00044000</text:p>
          </table:table-cell>
          <table:table-cell table:formula="of:=[.G62]*[.$G$1]+[.H62]*[.$H$1]+[.I62]*[.$I$1]+[.J62]*[.$J$1]+[.K62]*[.$K$1]+[.L62]*[.$L$1]+[.M62]*[.$M$1]+[.N62]*[.$N$1]+[.O62]*[.$O$1]+[.P62]*[.$P$1]+[.Q62]*[.$Q$1]+[.R62]*[.$R$1]+[.S62]*[.$S$1]+[.T62]*[.$T$1]+[.U62]*[.$U$1]+[.V62]*[.$V$1]+[.W62]*[.$W$1]+[.X62]*[.$X$1]+[.Y62]*[.$Y$1]+[.Z62]*[.$Z$1]+[.AA62]*[.$AA$1]+[.AB62]*[.$AB$1]+[.AC62]*[.$AC$1]+[.AD62]*[.$AD$1]+[.AE62]*[.$AE$1]+[.AF62]*[.$AF$1]+[.AG62]*[.$AG$1]+[.AH62]*[.$AH$1]+[.AI62]*[.$AI$1]+[.AJ62]*[.$AJ$1]+[.AK62]*[.$AK$1]+[.AL62]*[.$AL$1]" office:value-type="float" office:value="278528" calcext:value-type="float">
            <text:p>278528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3];8)" office:value-type="string" office:string-value="00001000" calcext:value-type="string">
            <text:p>00001000</text:p>
          </table:table-cell>
          <table:table-cell table:formula="of:=[.G63]*[.$G$1]+[.H63]*[.$H$1]+[.I63]*[.$I$1]+[.J63]*[.$J$1]+[.K63]*[.$K$1]+[.L63]*[.$L$1]+[.M63]*[.$M$1]+[.N63]*[.$N$1]+[.O63]*[.$O$1]+[.P63]*[.$P$1]+[.Q63]*[.$Q$1]+[.R63]*[.$R$1]+[.S63]*[.$S$1]+[.T63]*[.$T$1]+[.U63]*[.$U$1]+[.V63]*[.$V$1]+[.W63]*[.$W$1]+[.X63]*[.$X$1]+[.Y63]*[.$Y$1]+[.Z63]*[.$Z$1]+[.AA63]*[.$AA$1]+[.AB63]*[.$AB$1]+[.AC63]*[.$AC$1]+[.AD63]*[.$AD$1]+[.AE63]*[.$AE$1]+[.AF63]*[.$AF$1]+[.AG63]*[.$AG$1]+[.AH63]*[.$AH$1]+[.AI63]*[.$AI$1]+[.AJ63]*[.$AJ$1]+[.AK63]*[.$AK$1]+[.AL63]*[.$AL$1]" office:value-type="float" office:value="4096" calcext:value-type="float">
            <text:p>4096</text:p>
          </table:table-cell>
          <table:table-cell table:number-columns-repeated="19"/>
          <table:table-cell table:style-name="ce7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4];8)" office:value-type="string" office:string-value="00048000" calcext:value-type="string">
            <text:p>00048000</text:p>
          </table:table-cell>
          <table:table-cell table:formula="of:=[.G64]*[.$G$1]+[.H64]*[.$H$1]+[.I64]*[.$I$1]+[.J64]*[.$J$1]+[.K64]*[.$K$1]+[.L64]*[.$L$1]+[.M64]*[.$M$1]+[.N64]*[.$N$1]+[.O64]*[.$O$1]+[.P64]*[.$P$1]+[.Q64]*[.$Q$1]+[.R64]*[.$R$1]+[.S64]*[.$S$1]+[.T64]*[.$T$1]+[.U64]*[.$U$1]+[.V64]*[.$V$1]+[.W64]*[.$W$1]+[.X64]*[.$X$1]+[.Y64]*[.$Y$1]+[.Z64]*[.$Z$1]+[.AA64]*[.$AA$1]+[.AB64]*[.$AB$1]+[.AC64]*[.$AC$1]+[.AD64]*[.$AD$1]+[.AE64]*[.$AE$1]+[.AF64]*[.$AF$1]+[.AG64]*[.$AG$1]+[.AH64]*[.$AH$1]+[.AI64]*[.$AI$1]+[.AJ64]*[.$AJ$1]+[.AK64]*[.$AK$1]+[.AL64]*[.$AL$1]" office:value-type="float" office:value="294912" calcext:value-type="float">
            <text:p>294912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5];8)" office:value-type="string" office:string-value="00080000" calcext:value-type="string">
            <text:p>00080000</text:p>
          </table:table-cell>
          <table:table-cell table:formula="of:=[.G65]*[.$G$1]+[.H65]*[.$H$1]+[.I65]*[.$I$1]+[.J65]*[.$J$1]+[.K65]*[.$K$1]+[.L65]*[.$L$1]+[.M65]*[.$M$1]+[.N65]*[.$N$1]+[.O65]*[.$O$1]+[.P65]*[.$P$1]+[.Q65]*[.$Q$1]+[.R65]*[.$R$1]+[.S65]*[.$S$1]+[.T65]*[.$T$1]+[.U65]*[.$U$1]+[.V65]*[.$V$1]+[.W65]*[.$W$1]+[.X65]*[.$X$1]+[.Y65]*[.$Y$1]+[.Z65]*[.$Z$1]+[.AA65]*[.$AA$1]+[.AB65]*[.$AB$1]+[.AC65]*[.$AC$1]+[.AD65]*[.$AD$1]+[.AE65]*[.$AE$1]+[.AF65]*[.$AF$1]+[.AG65]*[.$AG$1]+[.AH65]*[.$AH$1]+[.AI65]*[.$AI$1]+[.AJ65]*[.$AJ$1]+[.AK65]*[.$AK$1]+[.AL65]*[.$AL$1]" office:value-type="float" office:value="524288" calcext:value-type="float">
            <text:p>524288</text:p>
          </table:table-cell>
          <table:table-cell table:style-name="ce8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66];8)" office:value-type="string" office:string-value="80000000" calcext:value-type="string">
            <text:p>80000000</text:p>
          </table:table-cell>
          <table:table-cell table:formula="of:=[.G66]*[.$G$1]+[.H66]*[.$H$1]+[.I66]*[.$I$1]+[.J66]*[.$J$1]+[.K66]*[.$K$1]+[.L66]*[.$L$1]+[.M66]*[.$M$1]+[.N66]*[.$N$1]+[.O66]*[.$O$1]+[.P66]*[.$P$1]+[.Q66]*[.$Q$1]+[.R66]*[.$R$1]+[.S66]*[.$S$1]+[.T66]*[.$T$1]+[.U66]*[.$U$1]+[.V66]*[.$V$1]+[.W66]*[.$W$1]+[.X66]*[.$X$1]+[.Y66]*[.$Y$1]+[.Z66]*[.$Z$1]+[.AA66]*[.$AA$1]+[.AB66]*[.$AB$1]+[.AC66]*[.$AC$1]+[.AD66]*[.$AD$1]+[.AE66]*[.$AE$1]+[.AF66]*[.$AF$1]+[.AG66]*[.$AG$1]+[.AH66]*[.$AH$1]+[.AI66]*[.$AI$1]+[.AJ66]*[.$AJ$1]+[.AK66]*[.$AK$1]+[.AL66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?RST</text:p>
          </table:table-cell>
          <table:table-cell table:style-name="ce2"/>
          <table:table-cell table:formula="of:=DEC2HEX([.F67];8)" office:value-type="string" office:string-value="04000000" calcext:value-type="string">
            <text:p>04000000</text:p>
          </table:table-cell>
          <table:table-cell table:formula="of:=[.G67]*[.$G$1]+[.H67]*[.$H$1]+[.I67]*[.$I$1]+[.J67]*[.$J$1]+[.K67]*[.$K$1]+[.L67]*[.$L$1]+[.M67]*[.$M$1]+[.N67]*[.$N$1]+[.O67]*[.$O$1]+[.P67]*[.$P$1]+[.Q67]*[.$Q$1]+[.R67]*[.$R$1]+[.S67]*[.$S$1]+[.T67]*[.$T$1]+[.U67]*[.$U$1]+[.V67]*[.$V$1]+[.W67]*[.$W$1]+[.X67]*[.$X$1]+[.Y67]*[.$Y$1]+[.Z67]*[.$Z$1]+[.AA67]*[.$AA$1]+[.AB67]*[.$AB$1]+[.AC67]*[.$AC$1]+[.AD67]*[.$AD$1]+[.AE67]*[.$AE$1]+[.AF67]*[.$AF$1]+[.AG67]*[.$AG$1]+[.AH67]*[.$AH$1]+[.AI67]*[.$AI$1]+[.AJ67]*[.$AJ$1]+[.AK67]*[.$AK$1]+[.AL67]*[.$AL$1]" office:value-type="float" office:value="67108864" calcext:value-type="float">
            <text:p>67108864</text:p>
          </table:table-cell>
          <table:table-cell table:number-columns-repeated="3"/>
          <table:table-cell table:style-name="ce13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26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68];8)" office:value-type="string" office:string-value="00044000" calcext:value-type="string">
            <text:p>00044000</text:p>
          </table:table-cell>
          <table:table-cell table:formula="of:=[.G68]*[.$G$1]+[.H68]*[.$H$1]+[.I68]*[.$I$1]+[.J68]*[.$J$1]+[.K68]*[.$K$1]+[.L68]*[.$L$1]+[.M68]*[.$M$1]+[.N68]*[.$N$1]+[.O68]*[.$O$1]+[.P68]*[.$P$1]+[.Q68]*[.$Q$1]+[.R68]*[.$R$1]+[.S68]*[.$S$1]+[.T68]*[.$T$1]+[.U68]*[.$U$1]+[.V68]*[.$V$1]+[.W68]*[.$W$1]+[.X68]*[.$X$1]+[.Y68]*[.$Y$1]+[.Z68]*[.$Z$1]+[.AA68]*[.$AA$1]+[.AB68]*[.$AB$1]+[.AC68]*[.$AC$1]+[.AD68]*[.$AD$1]+[.AE68]*[.$AE$1]+[.AF68]*[.$AF$1]+[.AG68]*[.$AG$1]+[.AH68]*[.$AH$1]+[.AI68]*[.$AI$1]+[.AJ68]*[.$AJ$1]+[.AK68]*[.$AK$1]+[.AL68]*[.$AL$1]" office:value-type="float" office:value="278528" calcext:value-type="float">
            <text:p>278528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9];8)" office:value-type="string" office:string-value="00001000" calcext:value-type="string">
            <text:p>00001000</text:p>
          </table:table-cell>
          <table:table-cell table:formula="of:=[.G69]*[.$G$1]+[.H69]*[.$H$1]+[.I69]*[.$I$1]+[.J69]*[.$J$1]+[.K69]*[.$K$1]+[.L69]*[.$L$1]+[.M69]*[.$M$1]+[.N69]*[.$N$1]+[.O69]*[.$O$1]+[.P69]*[.$P$1]+[.Q69]*[.$Q$1]+[.R69]*[.$R$1]+[.S69]*[.$S$1]+[.T69]*[.$T$1]+[.U69]*[.$U$1]+[.V69]*[.$V$1]+[.W69]*[.$W$1]+[.X69]*[.$X$1]+[.Y69]*[.$Y$1]+[.Z69]*[.$Z$1]+[.AA69]*[.$AA$1]+[.AB69]*[.$AB$1]+[.AC69]*[.$AC$1]+[.AD69]*[.$AD$1]+[.AE69]*[.$AE$1]+[.AF69]*[.$AF$1]+[.AG69]*[.$AG$1]+[.AH69]*[.$AH$1]+[.AI69]*[.$AI$1]+[.AJ69]*[.$AJ$1]+[.AK69]*[.$AK$1]+[.AL69]*[.$AL$1]" office:value-type="float" office:value="4096" calcext:value-type="float">
            <text:p>4096</text:p>
          </table:table-cell>
          <table:table-cell table:number-columns-repeated="19"/>
          <table:table-cell table:style-name="ce7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0];8)" office:value-type="string" office:string-value="00048000" calcext:value-type="string">
            <text:p>00048000</text:p>
          </table:table-cell>
          <table:table-cell table:formula="of:=[.G70]*[.$G$1]+[.H70]*[.$H$1]+[.I70]*[.$I$1]+[.J70]*[.$J$1]+[.K70]*[.$K$1]+[.L70]*[.$L$1]+[.M70]*[.$M$1]+[.N70]*[.$N$1]+[.O70]*[.$O$1]+[.P70]*[.$P$1]+[.Q70]*[.$Q$1]+[.R70]*[.$R$1]+[.S70]*[.$S$1]+[.T70]*[.$T$1]+[.U70]*[.$U$1]+[.V70]*[.$V$1]+[.W70]*[.$W$1]+[.X70]*[.$X$1]+[.Y70]*[.$Y$1]+[.Z70]*[.$Z$1]+[.AA70]*[.$AA$1]+[.AB70]*[.$AB$1]+[.AC70]*[.$AC$1]+[.AD70]*[.$AD$1]+[.AE70]*[.$AE$1]+[.AF70]*[.$AF$1]+[.AG70]*[.$AG$1]+[.AH70]*[.$AH$1]+[.AI70]*[.$AI$1]+[.AJ70]*[.$AJ$1]+[.AK70]*[.$AK$1]+[.AL70]*[.$AL$1]" office:value-type="float" office:value="294912" calcext:value-type="float">
            <text:p>294912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1];8)" office:value-type="string" office:string-value="00080000" calcext:value-type="string">
            <text:p>00080000</text:p>
          </table:table-cell>
          <table:table-cell table:formula="of:=[.G71]*[.$G$1]+[.H71]*[.$H$1]+[.I71]*[.$I$1]+[.J71]*[.$J$1]+[.K71]*[.$K$1]+[.L71]*[.$L$1]+[.M71]*[.$M$1]+[.N71]*[.$N$1]+[.O71]*[.$O$1]+[.P71]*[.$P$1]+[.Q71]*[.$Q$1]+[.R71]*[.$R$1]+[.S71]*[.$S$1]+[.T71]*[.$T$1]+[.U71]*[.$U$1]+[.V71]*[.$V$1]+[.W71]*[.$W$1]+[.X71]*[.$X$1]+[.Y71]*[.$Y$1]+[.Z71]*[.$Z$1]+[.AA71]*[.$AA$1]+[.AB71]*[.$AB$1]+[.AC71]*[.$AC$1]+[.AD71]*[.$AD$1]+[.AE71]*[.$AE$1]+[.AF71]*[.$AF$1]+[.AG71]*[.$AG$1]+[.AH71]*[.$AH$1]+[.AI71]*[.$AI$1]+[.AJ71]*[.$AJ$1]+[.AK71]*[.$AK$1]+[.AL71]*[.$AL$1]" office:value-type="float" office:value="524288" calcext:value-type="float">
            <text:p>524288</text:p>
          </table:table-cell>
          <table:table-cell table:style-name="ce8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2];8)" office:value-type="string" office:string-value="80000000" calcext:value-type="string">
            <text:p>80000000</text:p>
          </table:table-cell>
          <table:table-cell table:formula="of:=[.G72]*[.$G$1]+[.H72]*[.$H$1]+[.I72]*[.$I$1]+[.J72]*[.$J$1]+[.K72]*[.$K$1]+[.L72]*[.$L$1]+[.M72]*[.$M$1]+[.N72]*[.$N$1]+[.O72]*[.$O$1]+[.P72]*[.$P$1]+[.Q72]*[.$Q$1]+[.R72]*[.$R$1]+[.S72]*[.$S$1]+[.T72]*[.$T$1]+[.U72]*[.$U$1]+[.V72]*[.$V$1]+[.W72]*[.$W$1]+[.X72]*[.$X$1]+[.Y72]*[.$Y$1]+[.Z72]*[.$Z$1]+[.AA72]*[.$AA$1]+[.AB72]*[.$AB$1]+[.AC72]*[.$AC$1]+[.AD72]*[.$AD$1]+[.AE72]*[.$AE$1]+[.AF72]*[.$AF$1]+[.AG72]*[.$AG$1]+[.AH72]*[.$AH$1]+[.AI72]*[.$AI$1]+[.AJ72]*[.$AJ$1]+[.AK72]*[.$AK$1]+[.AL72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73];8)" office:value-type="string" office:string-value="000000DC" calcext:value-type="string">
            <text:p>000000DC</text:p>
          </table:table-cell>
          <table:table-cell table:formula="of:=[.G73]*[.$G$1]+[.H73]*[.$H$1]+[.I73]*[.$I$1]+[.J73]*[.$J$1]+[.K73]*[.$K$1]+[.L73]*[.$L$1]+[.M73]*[.$M$1]+[.N73]*[.$N$1]+[.O73]*[.$O$1]+[.P73]*[.$P$1]+[.Q73]*[.$Q$1]+[.R73]*[.$R$1]+[.S73]*[.$S$1]+[.T73]*[.$T$1]+[.U73]*[.$U$1]+[.V73]*[.$V$1]+[.W73]*[.$W$1]+[.X73]*[.$X$1]+[.Y73]*[.$Y$1]+[.Z73]*[.$Z$1]+[.AA73]*[.$AA$1]+[.AB73]*[.$AB$1]+[.AC73]*[.$AC$1]+[.AD73]*[.$AD$1]+[.AE73]*[.$AE$1]+[.AF73]*[.$AF$1]+[.AG73]*[.$AG$1]+[.AH73]*[.$AH$1]+[.AI73]*[.$AI$1]+[.AJ73]*[.$AJ$1]+[.AK73]*[.$AK$1]+[.AL73]*[.$AL$1]" office:value-type="float" office:value="220" calcext:value-type="float">
            <text:p>220</text:p>
          </table:table-cell>
          <table:table-cell table:number-columns-repeated="23"/>
          <table:table-cell table:style-name="ce8"/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4];8)" office:value-type="string" office:string-value="80000000" calcext:value-type="string">
            <text:p>80000000</text:p>
          </table:table-cell>
          <table:table-cell table:formula="of:=[.G74]*[.$G$1]+[.H74]*[.$H$1]+[.I74]*[.$I$1]+[.J74]*[.$J$1]+[.K74]*[.$K$1]+[.L74]*[.$L$1]+[.M74]*[.$M$1]+[.N74]*[.$N$1]+[.O74]*[.$O$1]+[.P74]*[.$P$1]+[.Q74]*[.$Q$1]+[.R74]*[.$R$1]+[.S74]*[.$S$1]+[.T74]*[.$T$1]+[.U74]*[.$U$1]+[.V74]*[.$V$1]+[.W74]*[.$W$1]+[.X74]*[.$X$1]+[.Y74]*[.$Y$1]+[.Z74]*[.$Z$1]+[.AA74]*[.$AA$1]+[.AB74]*[.$AB$1]+[.AC74]*[.$AC$1]+[.AD74]*[.$AD$1]+[.AE74]*[.$AE$1]+[.AF74]*[.$AF$1]+[.AG74]*[.$AG$1]+[.AH74]*[.$AH$1]+[.AI74]*[.$AI$1]+[.AJ74]*[.$AJ$1]+[.AK74]*[.$AK$1]+[.AL74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75];8)" office:value-type="string" office:string-value="000000F8" calcext:value-type="string">
            <text:p>000000F8</text:p>
          </table:table-cell>
          <table:table-cell table:formula="of:=[.G75]*[.$G$1]+[.H75]*[.$H$1]+[.I75]*[.$I$1]+[.J75]*[.$J$1]+[.K75]*[.$K$1]+[.L75]*[.$L$1]+[.M75]*[.$M$1]+[.N75]*[.$N$1]+[.O75]*[.$O$1]+[.P75]*[.$P$1]+[.Q75]*[.$Q$1]+[.R75]*[.$R$1]+[.S75]*[.$S$1]+[.T75]*[.$T$1]+[.U75]*[.$U$1]+[.V75]*[.$V$1]+[.W75]*[.$W$1]+[.X75]*[.$X$1]+[.Y75]*[.$Y$1]+[.Z75]*[.$Z$1]+[.AA75]*[.$AA$1]+[.AB75]*[.$AB$1]+[.AC75]*[.$AC$1]+[.AD75]*[.$AD$1]+[.AE75]*[.$AE$1]+[.AF75]*[.$AF$1]+[.AG75]*[.$AG$1]+[.AH75]*[.$AH$1]+[.AI75]*[.$AI$1]+[.AJ75]*[.$AJ$1]+[.AK75]*[.$AK$1]+[.AL75]*[.$AL$1]" office:value-type="float" office:value="248" calcext:value-type="float">
            <text:p>248</text:p>
          </table:table-cell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80000000" calcext:value-type="string">
            <text:p>80000000</text:p>
          </table:table-cell>
          <table:table-cell table:formula="of:=[.G76]*[.$G$1]+[.H76]*[.$H$1]+[.I76]*[.$I$1]+[.J76]*[.$J$1]+[.K76]*[.$K$1]+[.L76]*[.$L$1]+[.M76]*[.$M$1]+[.N76]*[.$N$1]+[.O76]*[.$O$1]+[.P76]*[.$P$1]+[.Q76]*[.$Q$1]+[.R76]*[.$R$1]+[.S76]*[.$S$1]+[.T76]*[.$T$1]+[.U76]*[.$U$1]+[.V76]*[.$V$1]+[.W76]*[.$W$1]+[.X76]*[.$X$1]+[.Y76]*[.$Y$1]+[.Z76]*[.$Z$1]+[.AA76]*[.$AA$1]+[.AB76]*[.$AB$1]+[.AC76]*[.$AC$1]+[.AD76]*[.$AD$1]+[.AE76]*[.$AE$1]+[.AF76]*[.$AF$1]+[.AG76]*[.$AG$1]+[.AH76]*[.$AH$1]+[.AI76]*[.$AI$1]+[.AJ76]*[.$AJ$1]+[.AK76]*[.$AK$1]+[.AL76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77];8)" office:value-type="string" office:string-value="000000F9" calcext:value-type="string">
            <text:p>000000F9</text:p>
          </table:table-cell>
          <table:table-cell table:formula="of:=[.G77]*[.$G$1]+[.H77]*[.$H$1]+[.I77]*[.$I$1]+[.J77]*[.$J$1]+[.K77]*[.$K$1]+[.L77]*[.$L$1]+[.M77]*[.$M$1]+[.N77]*[.$N$1]+[.O77]*[.$O$1]+[.P77]*[.$P$1]+[.Q77]*[.$Q$1]+[.R77]*[.$R$1]+[.S77]*[.$S$1]+[.T77]*[.$T$1]+[.U77]*[.$U$1]+[.V77]*[.$V$1]+[.W77]*[.$W$1]+[.X77]*[.$X$1]+[.Y77]*[.$Y$1]+[.Z77]*[.$Z$1]+[.AA77]*[.$AA$1]+[.AB77]*[.$AB$1]+[.AC77]*[.$AC$1]+[.AD77]*[.$AD$1]+[.AE77]*[.$AE$1]+[.AF77]*[.$AF$1]+[.AG77]*[.$AG$1]+[.AH77]*[.$AH$1]+[.AI77]*[.$AI$1]+[.AJ77]*[.$AJ$1]+[.AK77]*[.$AK$1]+[.AL77]*[.$AL$1]" office:value-type="float" office:value="249" calcext:value-type="float">
            <text:p>249</text:p>
          </table:table-cell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8];8)" office:value-type="string" office:string-value="80000000" calcext:value-type="string">
            <text:p>80000000</text:p>
          </table:table-cell>
          <table:table-cell table:formula="of:=[.G78]*[.$G$1]+[.H78]*[.$H$1]+[.I78]*[.$I$1]+[.J78]*[.$J$1]+[.K78]*[.$K$1]+[.L78]*[.$L$1]+[.M78]*[.$M$1]+[.N78]*[.$N$1]+[.O78]*[.$O$1]+[.P78]*[.$P$1]+[.Q78]*[.$Q$1]+[.R78]*[.$R$1]+[.S78]*[.$S$1]+[.T78]*[.$T$1]+[.U78]*[.$U$1]+[.V78]*[.$V$1]+[.W78]*[.$W$1]+[.X78]*[.$X$1]+[.Y78]*[.$Y$1]+[.Z78]*[.$Z$1]+[.AA78]*[.$AA$1]+[.AB78]*[.$AB$1]+[.AC78]*[.$AC$1]+[.AD78]*[.$AD$1]+[.AE78]*[.$AE$1]+[.AF78]*[.$AF$1]+[.AG78]*[.$AG$1]+[.AH78]*[.$AH$1]+[.AI78]*[.$AI$1]+[.AJ78]*[.$AJ$1]+[.AK78]*[.$AK$1]+[.AL78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20:53:41.513438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4-13T21:15:16.561601467</dc:date>
    <meta:editing-duration>PT14H35S</meta:editing-duration>
    <meta:editing-cycles>93</meta:editing-cycles>
    <meta:generator>LibreOffice/4.3.3.2$Linux_X86_64 LibreOffice_project/430m0$Build-2</meta:generator>
    <meta:document-statistic meta:table-count="1" meta:cell-count="499" meta:object-count="0"/>
  </office:meta>
</office:document-meta>
</file>